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49c6" officeooo:paragraph-rsid="000249c6"/>
    </style:style>
    <style:style style:name="P2" style:family="paragraph" style:parent-style-name="Standard">
      <style:text-properties fo:font-style="normal" officeooo:rsid="000249c6" officeooo:paragraph-rsid="000249c6" style:font-style-asian="normal" style:font-style-complex="normal"/>
    </style:style>
    <style:style style:name="P3" style:family="paragraph" style:parent-style-name="Standard">
      <style:text-properties fo:font-style="normal" officeooo:rsid="00050f7d" officeooo:paragraph-rsid="00050f7d" style:font-style-asian="normal" style:font-style-complex="normal"/>
    </style:style>
    <style:style style:name="P4" style:family="paragraph" style:parent-style-name="Standard">
      <style:text-properties fo:font-style="normal" officeooo:rsid="00035e58" officeooo:paragraph-rsid="00035e58" style:font-style-asian="normal" style:font-style-complex="normal"/>
    </style:style>
    <style:style style:name="P5" style:family="paragraph" style:parent-style-name="Standard">
      <style:text-properties fo:font-style="normal" officeooo:rsid="00071df7" officeooo:paragraph-rsid="00071df7" style:font-style-asian="normal" style:font-style-complex="normal"/>
    </style:style>
    <style:style style:name="P6" style:family="paragraph" style:parent-style-name="Standard">
      <style:text-properties fo:font-style="italic" officeooo:rsid="000249c6" officeooo:paragraph-rsid="000249c6" style:font-style-asian="italic" style:font-style-complex="italic"/>
    </style:style>
    <style:style style:name="P7" style:family="paragraph" style:parent-style-name="Standard">
      <style:text-properties fo:font-style="italic" officeooo:rsid="00050f7d" officeooo:paragraph-rsid="00035e58" style:font-style-asian="italic" style:font-style-complex="italic"/>
    </style:style>
    <style:style style:name="P8" style:family="paragraph" style:parent-style-name="Standard">
      <style:text-properties style:font-name="DejaVu Sans Mono" fo:font-style="normal" officeooo:rsid="00050f7d" officeooo:paragraph-rsid="00050f7d" style:font-style-asian="normal" style:font-style-complex="normal"/>
    </style:style>
    <style:style style:name="P9" style:family="paragraph" style:parent-style-name="Standard">
      <style:text-properties style:font-name="Liberation Serif" fo:font-style="normal" officeooo:rsid="00071df7" officeooo:paragraph-rsid="00071df7" style:font-style-asian="normal" style:font-style-complex="normal"/>
    </style:style>
    <style:style style:name="P10" style:family="paragraph" style:parent-style-name="Text_20_body">
      <style:text-properties officeooo:rsid="00271ad0" officeooo:paragraph-rsid="00271ad0"/>
    </style:style>
    <style:style style:name="P11" style:family="paragraph" style:parent-style-name="Preformatted_20_Text">
      <style:text-properties style:font-name="Liberation Serif" fo:font-size="12pt" officeooo:rsid="000b088d" officeooo:paragraph-rsid="000b088d" style:font-size-asian="12pt" style:font-size-complex="12pt"/>
    </style:style>
    <style:style style:name="P12" style:family="paragraph" style:parent-style-name="Preformatted_20_Text">
      <style:text-properties style:font-name="Liberation Serif" fo:font-size="12pt" officeooo:rsid="000b088d" officeooo:paragraph-rsid="000e2e70" style:font-size-asian="12pt" style:font-size-complex="12pt"/>
    </style:style>
    <style:style style:name="P13" style:family="paragraph" style:parent-style-name="Preformatted_20_Text">
      <style:text-properties officeooo:paragraph-rsid="000b088d"/>
    </style:style>
    <style:style style:name="P14" style:family="paragraph" style:parent-style-name="Preformatted_20_Text">
      <style:text-properties officeooo:rsid="001665cc" officeooo:paragraph-rsid="001665cc"/>
    </style:style>
    <style:style style:name="P15" style:family="paragraph" style:parent-style-name="Preformatted_20_Text">
      <style:text-properties officeooo:rsid="001803bd" officeooo:paragraph-rsid="001803bd"/>
    </style:style>
    <style:style style:name="P16" style:family="paragraph" style:parent-style-name="Preformatted_20_Text">
      <style:text-properties officeooo:paragraph-rsid="00180b67"/>
    </style:style>
    <style:style style:name="P17" style:family="paragraph" style:parent-style-name="Preformatted_20_Text">
      <style:text-properties officeooo:paragraph-rsid="00180f7c"/>
    </style:style>
    <style:style style:name="P18" style:family="paragraph" style:parent-style-name="Preformatted_20_Text">
      <style:text-properties officeooo:rsid="001f6f31" officeooo:paragraph-rsid="001f6f31"/>
    </style:style>
    <style:style style:name="P19" style:family="paragraph" style:parent-style-name="Preformatted_20_Text">
      <style:text-properties officeooo:rsid="0020f7ed" officeooo:paragraph-rsid="0020f7ed"/>
    </style:style>
    <style:style style:name="P20" style:family="paragraph" style:parent-style-name="Preformatted_20_Text">
      <style:text-properties officeooo:rsid="0027d023" officeooo:paragraph-rsid="0027d023"/>
    </style:style>
    <style:style style:name="P21" style:family="paragraph" style:parent-style-name="Preformatted_20_Text">
      <style:text-properties officeooo:paragraph-rsid="0027d023"/>
    </style:style>
    <style:style style:name="P22" style:family="paragraph" style:parent-style-name="Standard">
      <style:text-properties fo:font-style="normal" officeooo:rsid="00071df7" officeooo:paragraph-rsid="000b088d" style:font-style-asian="normal" style:font-style-complex="normal"/>
    </style:style>
    <style:style style:name="P23" style:family="paragraph" style:parent-style-name="Standard">
      <style:text-properties fo:font-style="normal" officeooo:rsid="00050f7d" officeooo:paragraph-rsid="00050f7d" style:font-style-asian="normal" style:font-style-complex="normal"/>
    </style:style>
    <style:style style:name="P24" style:family="paragraph" style:parent-style-name="Standard">
      <style:text-properties fo:font-style="normal" officeooo:rsid="000c97c3" officeooo:paragraph-rsid="000c97c3" style:font-style-asian="normal" style:font-style-complex="normal"/>
    </style:style>
    <style:style style:name="P25" style:family="paragraph" style:parent-style-name="Standard">
      <style:text-properties officeooo:rsid="00118b9a" officeooo:paragraph-rsid="00118b9a"/>
    </style:style>
    <style:style style:name="P26" style:family="paragraph" style:parent-style-name="Standard">
      <style:text-properties officeooo:rsid="00134fd3" officeooo:paragraph-rsid="00134fd3"/>
    </style:style>
    <style:style style:name="P27" style:family="paragraph" style:parent-style-name="Standard">
      <style:text-properties officeooo:rsid="001803bd" officeooo:paragraph-rsid="001803bd"/>
    </style:style>
    <style:style style:name="P28" style:family="paragraph" style:parent-style-name="Standard">
      <style:text-properties officeooo:rsid="001d5bfd" officeooo:paragraph-rsid="001d5bfd"/>
    </style:style>
    <style:style style:name="P29" style:family="paragraph" style:parent-style-name="Standard">
      <style:text-properties officeooo:rsid="002217d2" officeooo:paragraph-rsid="002217d2"/>
    </style:style>
    <style:style style:name="P30" style:family="paragraph" style:parent-style-name="Standard">
      <style:text-properties style:font-name="Liberation Serif" fo:font-style="normal" officeooo:rsid="00071df7" officeooo:paragraph-rsid="00071df7" style:font-style-asian="normal" style:font-style-complex="normal"/>
    </style:style>
    <style:style style:name="P31" style:family="paragraph" style:parent-style-name="Standard">
      <style:text-properties officeooo:rsid="002e1c23" officeooo:paragraph-rsid="002e1c23"/>
    </style:style>
    <style:style style:name="P32" style:family="paragraph" style:parent-style-name="Standard">
      <style:text-properties officeooo:paragraph-rsid="0023968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b088d"/>
    </style:style>
    <style:style style:name="T3" style:family="text">
      <style:text-properties officeooo:rsid="000c97c3"/>
    </style:style>
    <style:style style:name="T4" style:family="text">
      <style:text-properties officeooo:rsid="000e2e70"/>
    </style:style>
    <style:style style:name="T5" style:family="text">
      <style:text-properties fo:font-weight="bold" officeooo:rsid="000c97c3" style:font-weight-asian="bold" style:font-weight-complex="bold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officeooo:rsid="0027d023" style:font-size-asian="12pt" style:font-size-complex="12pt"/>
    </style:style>
    <style:style style:name="T8" style:family="text">
      <style:text-properties style:font-name="DejaVu Sans Mono" fo:font-size="10pt" style:font-size-asian="10pt" style:font-size-complex="10pt"/>
    </style:style>
    <style:style style:name="T9" style:family="text">
      <style:text-properties officeooo:rsid="001b3457"/>
    </style:style>
    <style:style style:name="T10" style:family="text">
      <style:text-properties officeooo:rsid="0020f7ed"/>
    </style:style>
    <style:style style:name="T11" style:family="text">
      <style:text-properties officeooo:rsid="00239681"/>
    </style:style>
    <style:style style:name="T12" style:family="text">
      <style:text-properties officeooo:rsid="00244190"/>
    </style:style>
    <style:style style:name="T13" style:family="text">
      <style:text-properties officeooo:rsid="0027407b"/>
    </style:style>
    <style:style style:name="T14" style:family="text">
      <style:text-properties officeooo:rsid="0027d023"/>
    </style:style>
    <style:style style:name="T15" style:family="text">
      <style:text-properties officeooo:rsid="002c48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etup </text:p>
      <text:p text:style-name="P31"/>
      <text:p text:style-name="P1">Install npm (node package manager)</text:p>
      <text:p text:style-name="P1"/>
      <text:p text:style-name="P1">sudo apt-get install npm</text:p>
      <text:p text:style-name="P1"/>
      <text:p text:style-name="P1">this will take a few minutes</text:p>
      <text:p text:style-name="P1"/>
      <text:p text:style-name="P1">install npm package npx</text:p>
      <text:p text:style-name="P1"/>
      <text:p text:style-name="P1">sudo npm install -g npx</text:p>
      <text:p text:style-name="P1"/>
      <text:p text:style-name="P1">create your first react app</text:p>
      <text:p text:style-name="P1"/>
      <text:p text:style-name="P1">cd <text:span text:style-name="T1">var/www/html/directory-were-i-want-my-app-to-go</text:span></text:p>
      <text:p text:style-name="P6"/>
      <text:p text:style-name="P2">npx create-react-app my-app</text:p>
      <text:p text:style-name="P2"/>
      <text:p text:style-name="P4">this will take a few minutes</text:p>
      <text:p text:style-name="P7"/>
      <text:p text:style-name="P3">cd my-app</text:p>
      <text:p text:style-name="P3">npm start to test app</text:p>
      <text:p text:style-name="P3"/>
      <text:p text:style-name="P3">goto my-app remove contents of src and public</text:p>
      <text:p text:style-name="P3"/>
      <text:p text:style-name="P3">create index.html in public</text:p>
      <text:p text:style-name="P3">create index.js in src</text:p>
      <text:p text:style-name="P3"/>
      <text:p text:style-name="P24">JSX </text:p>
      <text:p text:style-name="P24"/>
      <text:p text:style-name="P24">ReactDOM.render(thing to render, where ot render it)</text:p>
      <text:p text:style-name="P3"/>
      <text:p text:style-name="P5">index.js=</text:p>
      <text:p text:style-name="P5"/>
      <text:p text:style-name="Preformatted_20_Text">import React from "react"</text:p>
      <text:p text:style-name="Preformatted_20_Text">import ReactDOM from "react-dom"</text:p>
      <text:p text:style-name="Preformatted_20_Text"/>
      <text:p text:style-name="Preformatted_20_Text">ReactDOM.render (</text:p>
      <text:p text:style-name="Preformatted_20_Text"><text:s text:c="4"/>&lt;h1&gt;Hello world&lt;/h1&gt;,</text:p>
      <text:p text:style-name="Preformatted_20_Text"><text:s text:c="4"/>document.getElementById("root")</text:p>
      <text:p text:style-name="Preformatted_20_Text">)</text:p>
      <text:p text:style-name="Preformatted_20_Text"/>
      <text:p text:style-name="Standard">FYI when adding classes to the “HTML” which is actually JSX you <text:span text:style-name="T9">need</text:span> to use className=</text:p>
      <text:p text:style-name="P29">inline CSS is a bit different too</text:p>
      <text:p text:style-name="P29"/>
      <text:p text:style-name="P29"><text:span text:style-name="T11">C</text:span>an’t do <text:span text:style-name="T8">&lt;p style=”color:red”&gt;</text:span> in JSX because its expectign javascript</text:p>
      <text:p text:style-name="P29"/>
      <text:p text:style-name="P29">instead <text:span text:style-name="T8">&lt;p style={{color: “#F00”, backgroundColor: “#FF0”}}</text:span></text:p>
      <text:p text:style-name="P29"/>
      <text:p text:style-name="P32"><text:span text:style-name="T11">notice backgroundColor different from background-color in CSS normally as javascript wont allow the dash</text:span></text:p>
      <text:p text:style-name="Title"><text:soft-page-break/>First page</text:p>
      <text:p text:style-name="P9"/>
      <text:p text:style-name="P9">index.html=</text:p>
      <text:p text:style-name="P8"/>
      <text:p text:style-name="Preformatted_20_Text">&lt;!DOCTYPE html&gt;</text:p>
      <text:p text:style-name="Preformatted_20_Text">&lt;html&gt;</text:p>
      <text:p text:style-name="Preformatted_20_Text"><text:s text:c="2"/>&lt;head&gt;</text:p>
      <text:p text:style-name="Preformatted_20_Text"><text:s text:c="2"/>&lt;/head&gt;</text:p>
      <text:p text:style-name="Preformatted_20_Text"><text:s text:c="2"/>&lt;body&gt;</text:p>
      <text:p text:style-name="Preformatted_20_Text"><text:s text:c="4"/>&lt;div id="root"&gt;&lt;/div&gt;</text:p>
      <text:p text:style-name="Preformatted_20_Text"><text:s text:c="2"/>&lt;/body&gt;</text:p>
      <text:p text:style-name="Preformatted_20_Text">&lt;/html&gt;</text:p>
      <text:p text:style-name="Preformatted_20_Text"/>
      <text:p text:style-name="P11">returning multiple elements:</text:p>
      <text:p text:style-name="P11"/>
      <text:p text:style-name="P22">index.js=</text:p>
      <text:p text:style-name="P22"/>
      <text:p text:style-name="P13">import React from "react"</text:p>
      <text:p text:style-name="P13">import ReactDOM from "react-dom"</text:p>
      <text:p text:style-name="P13"/>
      <text:p text:style-name="P13">ReactDOM.render (</text:p>
      <text:p text:style-name="P13"><text:s text:c="4"/><text:span text:style-name="T2">&lt;div&gt;</text:span>&lt;h1&gt;Hello world&lt;/h1&gt;<text:span text:style-name="T2">Goodbye cruel world&lt;h2&gt;&lt;/div&gt;</text:span>,</text:p>
      <text:p text:style-name="P13"><text:s text:c="4"/>document.getElementById("root")</text:p>
      <text:p text:style-name="P11">)</text:p>
      <text:p text:style-name="P11"/>
      <text:p text:style-name="P11">can only return ONE <text:span text:style-name="T4">element </text:span>so must surround with &lt;div&gt;<text:span text:style-name="T4">s</text:span> in tis case</text:p>
      <text:p text:style-name="P11"/>
      <text:p text:style-name="P12"><text:span text:style-name="T3">U</text:span>sing a functiun <text:span text:style-name="T3">to make </text:span><text:span text:style-name="T5">re-usable </text:span><text:span text:style-name="T3">web component</text:span></text:p>
      <text:p text:style-name="P12"/>
      <text:p text:style-name="Preformatted_20_Text">return (</text:p>
      <text:p text:style-name="Preformatted_20_Text"><text:s text:c="8"/>&lt;ul&gt;</text:p>
      <text:p text:style-name="Preformatted_20_Text"><text:s text:c="12"/>&lt;li&gt;One&lt;/li&gt;</text:p>
      <text:p text:style-name="Preformatted_20_Text"><text:s text:c="12"/>&lt;li&gt;Two&lt;/li&gt;</text:p>
      <text:p text:style-name="Preformatted_20_Text"><text:s text:c="12"/>&lt;li&gt;Three&lt;/li&gt;</text:p>
      <text:p text:style-name="Preformatted_20_Text"><text:s text:c="8"/>&lt;/ul&gt;</text:p>
      <text:p text:style-name="Preformatted_20_Text"><text:s text:c="4"/>);</text:p>
      <text:p text:style-name="Preformatted_20_Text"/>
      <text:p text:style-name="Preformatted_20_Text">ReactDOM.render (</text:p>
      <text:p text:style-name="Preformatted_20_Text"><text:s text:c="4"/>&lt;myList /&gt;,</text:p>
      <text:p text:style-name="Preformatted_20_Text"><text:s text:c="4"/>document.getElementById("root")</text:p>
      <text:p text:style-name="Preformatted_20_Text">)</text:p>
      <text:p text:style-name="Preformatted_20_Text"/>
      <text:p text:style-name="P25">challenge create a web component which displays a heading with your name, a paragraph with a brief sentence sabout you, and an unordered list with 3 places you;d like to visit.</text:p>
      <text:p text:style-name="P25"/>
      <text:p text:style-name="Preformatted_20_Text">import React from "react"</text:p>
      <text:p text:style-name="Preformatted_20_Text">import ReactDOM from "react-dom"</text:p>
      <text:p text:style-name="Preformatted_20_Text"/>
      <text:p text:style-name="Preformatted_20_Text">function MyInfo(){</text:p>
      <text:p text:style-name="Preformatted_20_Text"/>
      <text:p text:style-name="Preformatted_20_Text"><text:s text:c="4"/>return (</text:p>
      <text:p text:style-name="Preformatted_20_Text"><text:s text:c="8"/>&lt;div&gt;</text:p>
      <text:p text:style-name="Preformatted_20_Text"><text:s text:c="12"/>&lt;h1&gt;Jonathan Edwards&lt;/h1&gt;</text:p>
      <text:p text:style-name="Preformatted_20_Text"><text:s text:c="12"/>&lt;p&gt;Hi my name is Jonathan I am a lecturer at UCLan I am trying to learn React&lt;/p&gt;</text:p>
      <text:p text:style-name="Preformatted_20_Text"><text:s text:c="12"/>&lt;ul&gt;</text:p>
      <text:p text:style-name="Preformatted_20_Text"><text:s text:c="16"/>&lt;li&gt;Scotland&lt;/li&gt;</text:p>
      <text:p text:style-name="Preformatted_20_Text"><text:s text:c="16"/>&lt;li&gt;America&lt;/li&gt;</text:p>
      <text:p text:style-name="Preformatted_20_Text"><text:soft-page-break/><text:s text:c="16"/>&lt;li&gt;Canada&lt;/li&gt;</text:p>
      <text:p text:style-name="Preformatted_20_Text"><text:s text:c="12"/>&lt;/ul&gt;</text:p>
      <text:p text:style-name="Preformatted_20_Text"><text:s text:c="8"/>&lt;/div&gt;</text:p>
      <text:p text:style-name="Preformatted_20_Text"><text:s text:c="4"/>);</text:p>
      <text:p text:style-name="Preformatted_20_Text">}</text:p>
      <text:p text:style-name="Preformatted_20_Text"/>
      <text:p text:style-name="Preformatted_20_Text">ReactDOM.render (</text:p>
      <text:p text:style-name="Preformatted_20_Text"><text:s text:c="4"/>&lt;MyInfo /&gt;,</text:p>
      <text:p text:style-name="Preformatted_20_Text"><text:s text:c="4"/>document.getElementById("root")</text:p>
      <text:p text:style-name="Preformatted_20_Text">)</text:p>
      <text:p text:style-name="Preformatted_20_Text"/>
      <text:p text:style-name="P26">To put components in seperate file move MyInfo to MyInfo.js include the imports, and add</text:p>
      <text:p text:style-name="P26"/>
      <text:p text:style-name="Preformatted_20_Text">export default MyInfo at end</text:p>
      <text:p text:style-name="Preformatted_20_Text"/>
      <text:p text:style-name="Preformatted_20_Text"><text:span text:style-name="T6">add</text:span> import MyInfo from “./MyInfo” <text:span text:style-name="T6">to index.html</text:span></text:p>
      <text:p text:style-name="Preformatted_20_Text"><text:span text:style-name="T6"/></text:p>
      <text:p text:style-name="P14"><text:span text:style-name="T6">put MyInfo into a subfolder of src called components</text:span></text:p>
      <text:p text:style-name="P14"><text:span text:style-name="T6">change import to </text:span><text:span text:style-name="T8">import MyInfo from “./components/MyInfo”</text:span></text:p>
      <text:p text:style-name="P14"><text:span text:style-name="T8"/></text:p>
      <text:p text:style-name="Standard">components can go within components within components etc. </text:p>
      <text:p text:style-name="Standard"/>
      <text:p text:style-name="Standard">Example below:</text:p>
      <text:p text:style-name="Standard"/>
      <text:p text:style-name="P27">index.html</text:p>
      <text:p text:style-name="P27"/>
      <text:p text:style-name="Preformatted_20_Text">&lt;!DOCTYPE html&gt;</text:p>
      <text:p text:style-name="Preformatted_20_Text">&lt;html&gt;</text:p>
      <text:p text:style-name="Preformatted_20_Text"><text:s text:c="2"/>&lt;head&gt;</text:p>
      <text:p text:style-name="Preformatted_20_Text"/>
      <text:p text:style-name="Preformatted_20_Text"><text:s text:c="2"/>&lt;/head&gt;</text:p>
      <text:p text:style-name="Preformatted_20_Text"><text:s text:c="2"/>&lt;body&gt;</text:p>
      <text:p text:style-name="Preformatted_20_Text"><text:s text:c="4"/>&lt;div id="root"&gt;&lt;/div&gt;</text:p>
      <text:p text:style-name="Preformatted_20_Text"><text:s text:c="2"/>&lt;/body&gt;</text:p>
      <text:p text:style-name="Preformatted_20_Text">&lt;/html&gt;</text:p>
      <text:p text:style-name="Preformatted_20_Text"/>
      <text:p text:style-name="Preformatted_20_Text">index.js</text:p>
      <text:p text:style-name="Preformatted_20_Text"/>
      <text:p text:style-name="Preformatted_20_Text">import React from "react"</text:p>
      <text:p text:style-name="Preformatted_20_Text">import ReactDOM from "react-dom"</text:p>
      <text:p text:style-name="Preformatted_20_Text">import App from "./components/App"</text:p>
      <text:p text:style-name="Preformatted_20_Text"/>
      <text:p text:style-name="Preformatted_20_Text">ReactDOM.render (</text:p>
      <text:p text:style-name="Preformatted_20_Text"><text:s text:c="4"/>&lt;App /&gt;,</text:p>
      <text:p text:style-name="Preformatted_20_Text"><text:s text:c="4"/>document.getElementById("root")</text:p>
      <text:p text:style-name="Preformatted_20_Text">)</text:p>
      <text:p text:style-name="P27"/>
      <text:p text:style-name="P27">App.js</text:p>
      <text:p text:style-name="P27"/>
      <text:p text:style-name="Preformatted_20_Text">import React from "react"</text:p>
      <text:p text:style-name="Preformatted_20_Text">import ReactDOM from "react-dom"</text:p>
      <text:p text:style-name="Preformatted_20_Text"/>
      <text:p text:style-name="Preformatted_20_Text">import Footer from "./Footer"</text:p>
      <text:p text:style-name="Preformatted_20_Text">import Header from "./Header"</text:p>
      <text:p text:style-name="Preformatted_20_Text">import MainContent from "./MainContent"</text:p>
      <text:p text:style-name="Preformatted_20_Text">function App(){</text:p>
      <text:p text:style-name="Preformatted_20_Text"/>
      <text:p text:style-name="Preformatted_20_Text"><text:s text:c="4"/>return (</text:p>
      <text:p text:style-name="Preformatted_20_Text"><text:s text:c="8"/>&lt;div&gt;</text:p>
      <text:p text:style-name="Preformatted_20_Text"><text:s text:c="12"/>&lt;Header /&gt;</text:p>
      <text:p text:style-name="Preformatted_20_Text"><text:soft-page-break/><text:s text:c="12"/>&lt;MainContent /&gt;</text:p>
      <text:p text:style-name="Preformatted_20_Text"><text:s text:c="12"/>&lt;Footer /&gt;</text:p>
      <text:p text:style-name="Preformatted_20_Text"><text:s text:c="8"/>&lt;/div&gt;</text:p>
      <text:p text:style-name="Preformatted_20_Text"><text:s text:c="4"/>);</text:p>
      <text:p text:style-name="Preformatted_20_Text">}</text:p>
      <text:p text:style-name="Preformatted_20_Text"/>
      <text:p text:style-name="Preformatted_20_Text">export default App</text:p>
      <text:p text:style-name="P27"/>
      <text:p text:style-name="P27">Header.js</text:p>
      <text:p text:style-name="P27"/>
      <text:p text:style-name="Preformatted_20_Text">import React from "react"</text:p>
      <text:p text:style-name="Preformatted_20_Text">import ReactDOM from "react-dom"</text:p>
      <text:p text:style-name="Preformatted_20_Text"/>
      <text:p text:style-name="Preformatted_20_Text">function Header(){</text:p>
      <text:p text:style-name="Preformatted_20_Text"><text:s text:c="4"/>return(</text:p>
      <text:p text:style-name="Preformatted_20_Text"><text:s text:c="8"/>&lt;header&gt;</text:p>
      <text:p text:style-name="Preformatted_20_Text"><text:s text:c="12"/>&lt;h1&gt;Here is my header&lt;/h1&gt;</text:p>
      <text:p text:style-name="Preformatted_20_Text"><text:s text:c="8"/>&lt;/header&gt;</text:p>
      <text:p text:style-name="Preformatted_20_Text"><text:s text:c="4"/>)</text:p>
      <text:p text:style-name="Preformatted_20_Text">}</text:p>
      <text:p text:style-name="Preformatted_20_Text"/>
      <text:p text:style-name="P17">export default Header</text:p>
      <text:p text:style-name="P27"/>
      <text:p text:style-name="P27">MainContent.js</text:p>
      <text:p text:style-name="P27"/>
      <text:p text:style-name="Preformatted_20_Text">import React from "react"</text:p>
      <text:p text:style-name="Preformatted_20_Text">import ReactDOM from "react-dom"</text:p>
      <text:p text:style-name="Preformatted_20_Text"/>
      <text:p text:style-name="Preformatted_20_Text">function MainContent()</text:p>
      <text:p text:style-name="Preformatted_20_Text">{</text:p>
      <text:p text:style-name="Preformatted_20_Text"><text:s text:c="4"/>return (</text:p>
      <text:p text:style-name="Preformatted_20_Text"><text:s text:c="8"/>&lt;div&gt;</text:p>
      <text:p text:style-name="Preformatted_20_Text"><text:s text:c="12"/>&lt;p&gt;Here is a paragraph&lt;/p&gt;</text:p>
      <text:p text:style-name="Preformatted_20_Text"><text:s text:c="12"/>&lt;ul&gt;</text:p>
      <text:p text:style-name="Preformatted_20_Text"><text:s text:c="16"/>&lt;li&gt;List item one&lt;/li&gt;</text:p>
      <text:p text:style-name="Preformatted_20_Text"><text:s text:c="16"/>&lt;li&gt;List item two&lt;/li&gt;</text:p>
      <text:p text:style-name="Preformatted_20_Text"><text:s text:c="16"/>&lt;li&gt;List item three&lt;/li&gt;</text:p>
      <text:p text:style-name="Preformatted_20_Text"><text:s text:c="12"/>&lt;/ul&gt;</text:p>
      <text:p text:style-name="Preformatted_20_Text"><text:s text:c="8"/>&lt;/div&gt;</text:p>
      <text:p text:style-name="Preformatted_20_Text"><text:s text:c="4"/>)</text:p>
      <text:p text:style-name="Preformatted_20_Text"/>
      <text:p text:style-name="Preformatted_20_Text">}</text:p>
      <text:p text:style-name="Preformatted_20_Text"/>
      <text:p text:style-name="P16">export default MainContent</text:p>
      <text:p text:style-name="Standard"/>
      <text:p text:style-name="Standard">Footer.js</text:p>
      <text:p text:style-name="Preformatted_20_Text"/>
      <text:p text:style-name="Preformatted_20_Text">import React from "react"</text:p>
      <text:p text:style-name="Preformatted_20_Text">import ReactDom from "react-dom"</text:p>
      <text:p text:style-name="Preformatted_20_Text"/>
      <text:p text:style-name="Preformatted_20_Text">function Footer()</text:p>
      <text:p text:style-name="Preformatted_20_Text">{</text:p>
      <text:p text:style-name="Preformatted_20_Text"><text:s text:c="4"/>return (</text:p>
      <text:p text:style-name="Preformatted_20_Text"><text:s text:c="8"/>&lt;footer&gt;</text:p>
      <text:p text:style-name="Preformatted_20_Text"><text:s text:c="12"/>&lt;h3&gt;This is my footer&lt;/h3&gt;</text:p>
      <text:p text:style-name="Preformatted_20_Text"><text:s text:c="8"/>&lt;/footer&gt;</text:p>
      <text:p text:style-name="Preformatted_20_Text"><text:s text:c="4"/>)</text:p>
      <text:p text:style-name="Preformatted_20_Text">}</text:p>
      <text:p text:style-name="Preformatted_20_Text"/>
      <text:p text:style-name="Preformatted_20_Text">export default Footer</text:p>
      <text:p text:style-name="Preformatted_20_Text"/>
      <text:p text:style-name="P28">How to embed Javascript inside JSX</text:p>
      <text:p text:style-name="Preformatted_20_Text"><text:soft-page-break/></text:p>
      <text:p text:style-name="Preformatted_20_Text"/>
      <text:p text:style-name="P15">function Header(){</text:p>
      <text:p text:style-name="P15"><text:s text:c="4"/></text:p>
      <text:p text:style-name="P15"><text:s text:c="4"/>const firstname = "Jonathan"</text:p>
      <text:p text:style-name="P15"><text:s text:c="4"/>const lastname = "Edwards"</text:p>
      <text:p text:style-name="P15"><text:s text:c="4"/></text:p>
      <text:p text:style-name="P15"><text:s text:c="4"/>return(</text:p>
      <text:p text:style-name="P15"><text:s text:c="8"/>&lt;header&gt;</text:p>
      <text:p text:style-name="P15"><text:s text:c="12"/>&lt;h1&gt;Hello {firstname+" "+lastname}&lt;/h1&gt;</text:p>
      <text:p text:style-name="P15"><text:s text:c="8"/>&lt;/header&gt;</text:p>
      <text:p text:style-name="P15"><text:s text:c="4"/>)</text:p>
      <text:p text:style-name="P15">}</text:p>
      <text:p text:style-name="Standard"/>
      <text:p text:style-name="Standard">or in ES6..</text:p>
      <text:p text:style-name="P18"/>
      <text:p text:style-name="P18">&lt;h1&gt;Hello {`${firstname} ${lastname}`}!&lt;/h1&gt;</text:p>
      <text:p text:style-name="P18"/>
      <text:p text:style-name="Standard">Greeter <text:span text:style-name="T10">example </text:span>with time of day - morning / afternoon / night</text:p>
      <text:p text:style-name="Standard"/>
      <text:p text:style-name="P19"/>
      <text:p text:style-name="P18">function <text:span text:style-name="T10">Greeting</text:span>(){</text:p>
      <text:p text:style-name="P18"><text:s text:c="4"/></text:p>
      <text:p text:style-name="P18"><text:s text:c="4"/>const firstname = "Jonathan"</text:p>
      <text:p text:style-name="P18"><text:s text:c="4"/>const lastname = "Edwards"</text:p>
      <text:p text:style-name="P18"><text:s text:c="4"/>const date = new Date()</text:p>
      <text:p text:style-name="P18"><text:s text:c="4"/>const hours = date.getHours<text:span text:style-name="T12">()</text:span></text:p>
      <text:p text:style-name="P18"><text:s text:c="4"/>let timeOfDay</text:p>
      <text:p text:style-name="P18"/>
      <text:p text:style-name="P18"><text:s text:c="4"/>if (hours &lt; 12){</text:p>
      <text:p text:style-name="P18"><text:s text:c="8"/>timeOfDay = "morning"</text:p>
      <text:p text:style-name="P18"><text:s text:c="4"/>} </text:p>
      <text:p text:style-name="P18"><text:s text:c="4"/>else if (hours &gt;= 12 &amp;&amp; hours &lt; 17){</text:p>
      <text:p text:style-name="P18"><text:s text:c="8"/>timeOfDay = "afternoon"</text:p>
      <text:p text:style-name="P18"><text:s text:c="4"/>}</text:p>
      <text:p text:style-name="P18"><text:s text:c="4"/>else {</text:p>
      <text:p text:style-name="P18"><text:s text:c="8"/>timeOfDay = "night"</text:p>
      <text:p text:style-name="P18"><text:s text:c="4"/>}</text:p>
      <text:p text:style-name="P18"/>
      <text:p text:style-name="P18"><text:s text:c="4"/>return(</text:p>
      <text:p text:style-name="P18"><text:s text:c="8"/>&lt;header&gt;</text:p>
      <text:p text:style-name="P18"><text:s text:c="12"/>&lt;h1&gt;Good {timeOfDay+" "+firstname+" "+lastname}&lt;/h1&gt;</text:p>
      <text:p text:style-name="P18"><text:s text:c="8"/>&lt;/header&gt;</text:p>
      <text:p text:style-name="P18"><text:s text:c="4"/>)</text:p>
      <text:p text:style-name="P18">}</text:p>
      <text:p text:style-name="P15"><text:span text:style-name="T8"/></text:p>
      <text:p text:style-name="Title">Props</text:p>
      <text:p text:style-name="Text_20_body"/>
      <text:p text:style-name="P10">Imagi<text:span text:style-name="T13">n</text:span>e the following block of HTML</text:p>
      <text:p text:style-name="Preformatted_20_Text">&lt;div&gt;</text:p>
      <text:p text:style-name="Preformatted_20_Text">&lt;img src=”kitten.jpg”/&gt;</text:p>
      <text:p text:style-name="Preformatted_20_Text">&lt;h3&gt;Mr FluffyKins&lt;/h3&gt;</text:p>
      <text:p text:style-name="Preformatted_20_Text">&lt;p&gt;Phone: 01234567890&lt;/p&gt;</text:p>
      <text:p text:style-name="Preformatted_20_Text">&lt;p&gt;email: <text:a xlink:type="simple" xlink:href="mailto:ffluffykins@uclan.ac.uk" text:style-name="Internet_20_link" text:visited-style-name="Visited_20_Internet_20_Link">ffluffykins@uclan.ac.uk</text:a>&lt;/p&gt;</text:p>
      <text:p text:style-name="Preformatted_20_Text">&lt;/div&gt;</text:p>
      <text:p text:style-name="P10">it would be useful maybe to re-use this code block multiple times but change the values of the image source, the contents of h3, as well as the tw oparagraphs</text:p>
      <text:p text:style-name="P10"><text:soft-page-break/>So imagin<text:span text:style-name="T15">e</text:span> this is a component called “ContactCard”</text:p>
      <text:p text:style-name="Preformatted_20_Text">&lt;ContactCard /&gt;</text:p>
      <text:p text:style-name="P10">We basically give it parameters</text:p>
      <text:p text:style-name="Preformatted_20_Text">&lt;ContactCard name=”My Fluffykins” imgUrl=”kitten.jpg” phone =”01234567890” email=”<text:a xlink:type="simple" xlink:href="mailto:ffluffykins@uclan.ac.uk" text:style-name="Internet_20_link" text:visited-style-name="Visited_20_Internet_20_Link">ffluffykins@uclan.ac.uk</text:a>” /&gt;</text:p>
      <text:p text:style-name="Preformatted_20_Text"/>
      <text:p text:style-name="Preformatted_20_Text"/>
      <text:p text:style-name="P21"><text:span text:style-name="T7">Over in the contact card component</text:span></text:p>
      <text:p text:style-name="P20"><text:span text:style-name="T6"/></text:p>
      <text:p text:style-name="P20">function ContactCard(props) {</text:p>
      <text:p text:style-name="Preformatted_20_Text"><text:tab/><text:span text:style-name="T14">return(</text:span></text:p>
      <text:p text:style-name="Preformatted_20_Text"><text:tab/><text:tab/>&lt;div&gt;</text:p>
      <text:p text:style-name="Preformatted_20_Text"><text:tab/><text:tab/><text:tab/>&lt;img src=<text:span text:style-name="T14">{props.imgUrl}</text:span>/&gt;</text:p>
      <text:p text:style-name="Preformatted_20_Text"><text:tab/><text:tab/><text:tab/>&lt;h<text:span text:style-name="T14">3&gt;{props.name}</text:span>&lt;/h3&gt;</text:p>
      <text:p text:style-name="Preformatted_20_Text"><text:tab/><text:tab/><text:tab/>&lt;p&gt;Phone: <text:span text:style-name="T14">{props.phone}</text:span>&lt;/p&gt;</text:p>
      <text:p text:style-name="Preformatted_20_Text"><text:tab/><text:tab/><text:tab/>&lt;p&gt;email: <text:span text:style-name="T14">{props.email}</text:span>&lt;/p&gt;</text:p>
      <text:p text:style-name="Preformatted_20_Text"><text:tab/><text:tab/>&lt;/div&gt;</text:p>
      <text:p text:style-name="Preformatted_20_Text"><text:tab/>)</text:p>
      <text:p text:style-name="Preformatted_20_Text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5:28:54.824132034</meta:creation-date>
    <dc:date>2020-01-16T13:48:16.437453636</dc:date>
    <meta:editing-duration>PT3H31M48S</meta:editing-duration>
    <meta:editing-cycles>35</meta:editing-cycles>
    <meta:generator>LibreOffice/6.0.7.3$Linux_X86_64 LibreOffice_project/00m0$Build-3</meta:generator>
    <meta:document-statistic meta:table-count="0" meta:image-count="0" meta:object-count="0" meta:page-count="6" meta:paragraph-count="221" meta:word-count="680" meta:character-count="5349" meta:non-whitespace-character-count="4225"/>
  </office:meta>
</office:document-meta>
</file>